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55in"/>
    </style:style>
    <style:style style:name="co3" style:family="table-column">
      <style:table-column-properties fo:break-before="auto" style:column-width="1.4429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4.272in" svg:y="0.2169in">
            <draw:object draw:notify-on-update-of-ranges="analysis.A2:analysis.B2 analysis.A3:analysis.B16 analysis.D2:analysis.D2 analysis.D3:analysis.D16 analysis.F2:analysis.F2 analysis.F3:analysis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Card-greedy-SHJ</text:p>
          </table:table-cell>
          <table:table-cell table:style-name="ce2"/>
          <table:table-cell table:number-columns-repeated="4"/>
        </table:table-row>
        <table:table-row table:style-name="ro1">
          <table:table-cell table:style-name="Default"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Query planning time (QPT)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Query execution time (QET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752.2" calcext:value-type="float">
            <text:p>752</text:p>
          </table:table-cell>
          <table:table-cell office:value-type="float" office:value="374.3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365.9" calcext:value-type="float">
            <text:p>36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704.4" calcext:value-type="float">
            <text:p>704</text:p>
          </table:table-cell>
          <table:table-cell office:value-type="float" office:value="372.5" calcext:value-type="float">
            <text:p>373</text:p>
          </table:table-cell>
          <table:table-cell office:value-type="float" office:value="10.2" calcext:value-type="float">
            <text:p>10</text:p>
          </table:table-cell>
          <table:table-cell office:value-type="float" office:value="321.7" calcext:value-type="float">
            <text:p>322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2940.6" calcext:value-type="float">
            <text:p>2,941</text:p>
          </table:table-cell>
          <table:table-cell office:value-type="float" office:value="395" calcext:value-type="float">
            <text:p>395</text:p>
          </table:table-cell>
          <table:table-cell office:value-type="float" office:value="11.5" calcext:value-type="float">
            <text:p>12</text:p>
          </table:table-cell>
          <table:table-cell office:value-type="float" office:value="2534.1" calcext:value-type="float">
            <text:p>2,5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3638.4" calcext:value-type="float">
            <text:p>3,638</text:p>
          </table:table-cell>
          <table:table-cell office:value-type="float" office:value="385" calcext:value-type="float">
            <text:p>385</text:p>
          </table:table-cell>
          <table:table-cell office:value-type="float" office:value="10.4" calcext:value-type="float">
            <text:p>10</text:p>
          </table:table-cell>
          <table:table-cell office:value-type="float" office:value="3243" calcext:value-type="float">
            <text:p>3,24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490.9" calcext:value-type="float">
            <text:p>491</text:p>
          </table:table-cell>
          <table:table-cell office:value-type="float" office:value="388.5" calcext:value-type="float">
            <text:p>389</text:p>
          </table:table-cell>
          <table:table-cell office:value-type="float" office:value="12.2" calcext:value-type="float">
            <text:p>12</text:p>
          </table:table-cell>
          <table:table-cell office:value-type="float" office:value="90.2" calcext:value-type="float">
            <text:p>9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499.2" calcext:value-type="float">
            <text:p>499</text:p>
          </table:table-cell>
          <table:table-cell office:value-type="float" office:value="398.7" calcext:value-type="float">
            <text:p>399</text:p>
          </table:table-cell>
          <table:table-cell office:value-type="float" office:value="12.4" calcext:value-type="float">
            <text:p>12</text:p>
          </table:table-cell>
          <table:table-cell office:value-type="float" office:value="88.1" calcext:value-type="float">
            <text:p>88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607" calcext:value-type="float">
            <text:p>607</text:p>
          </table:table-cell>
          <table:table-cell office:value-type="float" office:value="500.4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88.6" calcext:value-type="float">
            <text:p>8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605.2" calcext:value-type="float">
            <text:p>605</text:p>
          </table:table-cell>
          <table:table-cell office:value-type="float" office:value="490.7" calcext:value-type="float">
            <text:p>491</text:p>
          </table:table-cell>
          <table:table-cell office:value-type="float" office:value="16.1" calcext:value-type="float">
            <text:p>16</text:p>
          </table:table-cell>
          <table:table-cell office:value-type="float" office:value="98.4" calcext:value-type="float">
            <text:p>98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12467" calcext:value-type="float">
            <text:p>12,467</text:p>
          </table:table-cell>
          <table:table-cell office:value-type="float" office:value="441.6" calcext:value-type="float">
            <text:p>442</text:p>
          </table:table-cell>
          <table:table-cell office:value-type="float" office:value="16.8" calcext:value-type="float">
            <text:p>17</text:p>
          </table:table-cell>
          <table:table-cell office:value-type="float" office:value="12008.6" calcext:value-type="float">
            <text:p>12,00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11898.3" calcext:value-type="float">
            <text:p>11,898</text:p>
          </table:table-cell>
          <table:table-cell office:value-type="float" office:value="437" calcext:value-type="float">
            <text:p>437</text:p>
          </table:table-cell>
          <table:table-cell office:value-type="float" office:value="18.6" calcext:value-type="float">
            <text:p>19</text:p>
          </table:table-cell>
          <table:table-cell office:value-type="float" office:value="11442.7" calcext:value-type="float">
            <text:p>11,44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5440.6" calcext:value-type="float">
            <text:p>15,441</text:p>
          </table:table-cell>
          <table:table-cell office:value-type="float" office:value="437.8" calcext:value-type="float">
            <text:p>438</text:p>
          </table:table-cell>
          <table:table-cell office:value-type="float" office:value="30.3" calcext:value-type="float">
            <text:p>30</text:p>
          </table:table-cell>
          <table:table-cell office:value-type="float" office:value="14972.5" calcext:value-type="float">
            <text:p>14,97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14767" calcext:value-type="float">
            <text:p>14,767</text:p>
          </table:table-cell>
          <table:table-cell office:value-type="float" office:value="418.8" calcext:value-type="float">
            <text:p>419</text:p>
          </table:table-cell>
          <table:table-cell office:value-type="float" office:value="28.7" calcext:value-type="float">
            <text:p>29</text:p>
          </table:table-cell>
          <table:table-cell office:value-type="float" office:value="14319.5" calcext:value-type="float">
            <text:p>14,32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4343.7" calcext:value-type="float">
            <text:p>14,344</text:p>
          </table:table-cell>
          <table:table-cell office:value-type="float" office:value="422.5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13903.2" calcext:value-type="float">
            <text:p>13,90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2rule2.2</text:p>
          </table:table-cell>
          <table:table-cell office:value-type="float" office:value="13630.3" calcext:value-type="float">
            <text:p>13,630</text:p>
          </table:table-cell>
          <table:table-cell office:value-type="float" office:value="408.4" calcext:value-type="float">
            <text:p>408</text:p>
          </table:table-cell>
          <table:table-cell office:value-type="float" office:value="18.3" calcext:value-type="float">
            <text:p>18</text:p>
          </table:table-cell>
          <table:table-cell office:value-type="float" office:value="13203.6" calcext:value-type="float">
            <text:p>13,20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table:style-name="ce2" office:value-type="string" calcext:value-type="string">
            <text:p>federation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office:value-type="string" calcext:value-type="string">
            <text:p>avg_QE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28.3188198121948" calcext:value-type="float">
            <text:p>28</text:p>
          </table:table-cell>
          <table:table-cell office:value-type="float" office:value="17.3208288228685" calcext:value-type="float">
            <text:p>17</text:p>
          </table:table-cell>
          <table:table-cell office:value-type="float" office:value="1.63299316185545" calcext:value-type="float">
            <text:p>2</text:p>
          </table:table-cell>
          <table:table-cell office:value-type="float" office:value="21.697158032025" calcext:value-type="float">
            <text:p>2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1remove single</text:p>
          </table:table-cell>
          <table:table-cell office:value-type="float" office:value="34.4873567815479" calcext:value-type="float">
            <text:p>34</text:p>
          </table:table-cell>
          <table:table-cell office:value-type="float" office:value="19.9134237248255" calcext:value-type="float">
            <text:p>20</text:p>
          </table:table-cell>
          <table:table-cell office:value-type="float" office:value="1.85292561462497" calcext:value-type="float">
            <text:p>2</text:p>
          </table:table-cell>
          <table:table-cell office:value-type="float" office:value="32.2910376282818" calcext:value-type="float">
            <text:p>3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remove pairs</text:p>
          </table:table-cell>
          <table:table-cell office:value-type="float" office:value="31.4367089032339" calcext:value-type="float">
            <text:p>31</text:p>
          </table:table-cell>
          <table:table-cell office:value-type="float" office:value="14.5773797371133" calcext:value-type="float">
            <text:p>15</text:p>
          </table:table-cell>
          <table:table-cell office:value-type="float" office:value="1.54919333848297" calcext:value-type="float">
            <text:p>2</text:p>
          </table:table-cell>
          <table:table-cell office:value-type="float" office:value="26.8661290268786" calcext:value-type="float">
            <text:p>27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110.84844508507" calcext:value-type="float">
            <text:p>111</text:p>
          </table:table-cell>
          <table:table-cell office:value-type="float" office:value="29.4618397253125" calcext:value-type="float">
            <text:p>29</text:p>
          </table:table-cell>
          <table:table-cell office:value-type="float" office:value="1.50923085635624" calcext:value-type="float">
            <text:p>2</text:p>
          </table:table-cell>
          <table:table-cell office:value-type="float" office:value="95.1051464900238" calcext:value-type="float">
            <text:p>9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1remove single</text:p>
          </table:table-cell>
          <table:table-cell office:value-type="float" office:value="87.5189503288669" calcext:value-type="float">
            <text:p>88</text:p>
          </table:table-cell>
          <table:table-cell office:value-type="float" office:value="27.7466714720483" calcext:value-type="float">
            <text:p>28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65.091474096075" calcext:value-type="float">
            <text:p>6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remove pairs</text:p>
          </table:table-cell>
          <table:table-cell office:value-type="float" office:value="133.502559276343" calcext:value-type="float">
            <text:p>134</text:p>
          </table:table-cell>
          <table:table-cell office:value-type="float" office:value="18.9853744878642" calcext:value-type="float">
            <text:p>19</text:p>
          </table:table-cell>
          <table:table-cell office:value-type="float" office:value="1.89736659610103" calcext:value-type="float">
            <text:p>2</text:p>
          </table:table-cell>
          <table:table-cell office:value-type="float" office:value="134.0737773682" calcext:value-type="float">
            <text:p>13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23.5015365927895" calcext:value-type="float">
            <text:p>24</text:p>
          </table:table-cell>
          <table:table-cell office:value-type="float" office:value="17.8776707406505" calcext:value-type="float">
            <text:p>18</text:p>
          </table:table-cell>
          <table:table-cell office:value-type="float" office:value="1.98885785202351" calcext:value-type="float">
            <text:p>2</text:p>
          </table:table-cell>
          <table:table-cell office:value-type="float" office:value="8.27042925125413" calcext:value-type="float">
            <text:p>8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1remove single</text:p>
          </table:table-cell>
          <table:table-cell office:value-type="float" office:value="20.7656233017724" calcext:value-type="float">
            <text:p>21</text:p>
          </table:table-cell>
          <table:table-cell office:value-type="float" office:value="19.5223518619613" calcext:value-type="float">
            <text:p>20</text:p>
          </table:table-cell>
          <table:table-cell office:value-type="float" office:value="3.47051068928543" calcext:value-type="float">
            <text:p>3</text:p>
          </table:table-cell>
          <table:table-cell office:value-type="float" office:value="4.34101882562659" calcext:value-type="float">
            <text:p>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remove pairs</text:p>
          </table:table-cell>
          <table:table-cell office:value-type="float" office:value="35.7049638628083" calcext:value-type="float">
            <text:p>36</text:p>
          </table:table-cell>
          <table:table-cell office:value-type="float" office:value="30.7428401781979" calcext:value-type="float">
            <text:p>31</text:p>
          </table:table-cell>
          <table:table-cell office:value-type="float" office:value="1.71269767715535" calcext:value-type="float">
            <text:p>2</text:p>
          </table:table-cell>
          <table:table-cell office:value-type="float" office:value="8.55634916954136" calcext:value-type="float">
            <text:p>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33.9345775803318" calcext:value-type="float">
            <text:p>34</text:p>
          </table:table-cell>
          <table:table-cell office:value-type="float" office:value="31.8510421947052" calcext:value-type="float">
            <text:p>32</text:p>
          </table:table-cell>
          <table:table-cell office:value-type="float" office:value="1.76383420737639" calcext:value-type="float">
            <text:p>2</text:p>
          </table:table-cell>
          <table:table-cell office:value-type="float" office:value="3.47051068928543" calcext:value-type="float">
            <text:p>3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1remove single</text:p>
          </table:table-cell>
          <table:table-cell office:value-type="float" office:value="39.5918061107486" calcext:value-type="float">
            <text:p>40</text:p>
          </table:table-cell>
          <table:table-cell office:value-type="float" office:value="37.6999852637755" calcext:value-type="float">
            <text:p>38</text:p>
          </table:table-cell>
          <table:table-cell office:value-type="float" office:value="1.95789002074512" calcext:value-type="float">
            <text:p>2</text:p>
          </table:table-cell>
          <table:table-cell office:value-type="float" office:value="7.1094616142465" calcext:value-type="float">
            <text:p>7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remove pairs</text:p>
          </table:table-cell>
          <table:table-cell office:value-type="float" office:value="37.3267851400156" calcext:value-type="float">
            <text:p>37</text:p>
          </table:table-cell>
          <table:table-cell office:value-type="float" office:value="33.8298027714552" calcext:value-type="float">
            <text:p>34</text:p>
          </table:table-cell>
          <table:table-cell office:value-type="float" office:value="1.44913767461894" calcext:value-type="float">
            <text:p>1</text:p>
          </table:table-cell>
          <table:table-cell office:value-type="float" office:value="9.912954487269" calcext:value-type="float">
            <text:p>10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98.1608657029651" calcext:value-type="float">
            <text:p>98</text:p>
          </table:table-cell>
          <table:table-cell office:value-type="float" office:value="17.9394041769013" calcext:value-type="float">
            <text:p>18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90.5000920809844" calcext:value-type="float">
            <text:p>91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1remove single</text:p>
          </table:table-cell>
          <table:table-cell office:value-type="float" office:value="165.212186798271" calcext:value-type="float">
            <text:p>165</text:p>
          </table:table-cell>
          <table:table-cell office:value-type="float" office:value="24.0418616398795" calcext:value-type="float">
            <text:p>24</text:p>
          </table:table-cell>
          <table:table-cell office:value-type="float" office:value="2.36643191323985" calcext:value-type="float">
            <text:p>2</text:p>
          </table:table-cell>
          <table:table-cell office:value-type="float" office:value="152.866717546147" calcext:value-type="float">
            <text:p>153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remove pairs</text:p>
          </table:table-cell>
          <table:table-cell office:value-type="float" office:value="213.098334108927" calcext:value-type="float">
            <text:p>213</text:p>
          </table:table-cell>
          <table:table-cell office:value-type="float" office:value="27.1702451630864" calcext:value-type="float">
            <text:p>27</text:p>
          </table:table-cell>
          <table:table-cell office:value-type="float" office:value="6.05896947600094" calcext:value-type="float">
            <text:p>6</text:p>
          </table:table-cell>
          <table:table-cell office:value-type="float" office:value="205.22456534787" calcext:value-type="float">
            <text:p>205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54.258945355601" calcext:value-type="float">
            <text:p>154</text:p>
          </table:table-cell>
          <table:table-cell office:value-type="float" office:value="26.7822495113627" calcext:value-type="float">
            <text:p>27</text:p>
          </table:table-cell>
          <table:table-cell office:value-type="float" office:value="8.84496090061077" calcext:value-type="float">
            <text:p>9</text:p>
          </table:table-cell>
          <table:table-cell office:value-type="float" office:value="167.45364200943" calcext:value-type="float">
            <text:p>167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1remove single</text:p>
          </table:table-cell>
          <table:table-cell office:value-type="float" office:value="163.286013553587" calcext:value-type="float">
            <text:p>163</text:p>
          </table:table-cell>
          <table:table-cell office:value-type="float" office:value="13.5928902984857" calcext:value-type="float">
            <text:p>14</text:p>
          </table:table-cell>
          <table:table-cell office:value-type="float" office:value="2.75680975041804" calcext:value-type="float">
            <text:p>3</text:p>
          </table:table-cell>
          <table:table-cell office:value-type="float" office:value="159.41782975704" calcext:value-type="float">
            <text:p>159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remove pairs</text:p>
          </table:table-cell>
          <table:table-cell office:value-type="float" office:value="237.832807754617" calcext:value-type="float">
            <text:p>238</text:p>
          </table:table-cell>
          <table:table-cell office:value-type="float" office:value="21.431026314409" calcext:value-type="float">
            <text:p>21</text:p>
          </table:table-cell>
          <table:table-cell office:value-type="float" office:value="4.94525586350752" calcext:value-type="float">
            <text:p>5</text:p>
          </table:table-cell>
          <table:table-cell office:value-type="float" office:value="242.896983193379" calcext:value-type="float">
            <text:p>243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65.597269166963" calcext:value-type="float">
            <text:p>166</text:p>
          </table:table-cell>
          <table:table-cell office:value-type="float" office:value="15.0941489767835" calcext:value-type="float">
            <text:p>15</text:p>
          </table:table-cell>
          <table:table-cell office:value-type="float" office:value="0.666666666666667" calcext:value-type="float">
            <text:p>1</text:p>
          </table:table-cell>
          <table:table-cell office:value-type="float" office:value="164.642238403961" calcext:value-type="float">
            <text:p>165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1remove single</text:p>
          </table:table-cell>
          <table:table-cell office:value-type="float" office:value="132.316329722038" calcext:value-type="float">
            <text:p>132</text:p>
          </table:table-cell>
          <table:table-cell office:value-type="float" office:value="11.8771489283694" calcext:value-type="float">
            <text:p>12</text:p>
          </table:table-cell>
          <table:table-cell office:value-type="float" office:value="1.50554530541816" calcext:value-type="float">
            <text:p>2</text:p>
          </table:table-cell>
          <table:table-cell office:value-type="float" office:value="134.728080055924" calcext:value-type="float">
            <text:p>135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remove pairs</text:p>
          </table:table-cell>
          <table:table-cell office:value-type="float" office:value="244.241706330248" calcext:value-type="float">
            <text:p>244</text:p>
          </table:table-cell>
          <table:table-cell office:value-type="float" office:value="11.9368709840095" calcext:value-type="float">
            <text:p>12</text:p>
          </table:table-cell>
          <table:table-cell office:value-type="float" office:value="1.25166555703457" calcext:value-type="float">
            <text:p>1</text:p>
          </table:table-cell>
          <table:table-cell office:value-type="float" office:value="243.081239277919" calcext:value-type="float">
            <text:p>243</text:p>
          </table:table-cell>
        </table:table-row>
      </table:table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rd-greedy-SHJ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style-name="ce4" office:value-type="string" calcext:value-type="string">
            <text:p>l2g operators (input)</text:p>
          </table:table-cell>
          <table:table-cell table:style-name="ce5" office:value-type="string" calcext:value-type="string">
            <text:p>absolute difference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752.2" calcext:value-type="float">
            <text:p>752</text:p>
          </table:table-cell>
          <table:table-cell office:value-type="float" office:value="374.3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365.9" calcext:value-type="float">
            <text:p>366</text:p>
          </table:table-cell>
          <table:table-cell table:style-name="ce2" table:formula="of:=106+100+58+148+128+60+131+50+69+112+60+60+39+96+81+39+87+27+48+69" office:value-type="float" office:value="1568" calcext:value-type="float">
            <text:p>1,568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rule2.2</text:p>
          </table:table-cell>
          <table:table-cell office:value-type="float" office:value="704.4" calcext:value-type="float">
            <text:p>704</text:p>
          </table:table-cell>
          <table:table-cell office:value-type="float" office:value="372.5" calcext:value-type="float">
            <text:p>373</text:p>
          </table:table-cell>
          <table:table-cell office:value-type="float" office:value="10.2" calcext:value-type="float">
            <text:p>10</text:p>
          </table:table-cell>
          <table:table-cell office:value-type="float" office:value="321.7" calcext:value-type="float">
            <text:p>322</text:p>
          </table:table-cell>
          <table:table-cell table:style-name="ce2" table:formula="of:=962" office:value-type="float" office:value="962" calcext:value-type="float">
            <text:p>962</text:p>
          </table:table-cell>
          <table:table-cell table:style-name="ce2" table:formula="of:=[.G3]-[.G4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2940.6" calcext:value-type="float">
            <text:p>2,941</text:p>
          </table:table-cell>
          <table:table-cell office:value-type="float" office:value="395" calcext:value-type="float">
            <text:p>395</text:p>
          </table:table-cell>
          <table:table-cell office:value-type="float" office:value="11.5" calcext:value-type="float">
            <text:p>12</text:p>
          </table:table-cell>
          <table:table-cell office:value-type="float" office:value="2534.1" calcext:value-type="float">
            <text:p>2,534</text:p>
          </table:table-cell>
          <table:table-cell table:style-name="ce2" table:formula="of:=30007+38705+31881+43466+43955+30601+48387+34300+36794+46721+1+1+1+2+1+1+2+2+1+2002" office:value-type="float" office:value="386831" calcext:value-type="float">
            <text:p>386,831</text:p>
          </table:table-cell>
          <table:table-cell table:style-name="ce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rule2.2</text:p>
          </table:table-cell>
          <table:table-cell office:value-type="float" office:value="3638.4" calcext:value-type="float">
            <text:p>3,638</text:p>
          </table:table-cell>
          <table:table-cell office:value-type="float" office:value="385" calcext:value-type="float">
            <text:p>385</text:p>
          </table:table-cell>
          <table:table-cell office:value-type="float" office:value="10.4" calcext:value-type="float">
            <text:p>10</text:p>
          </table:table-cell>
          <table:table-cell office:value-type="float" office:value="3243" calcext:value-type="float">
            <text:p>3,243</text:p>
          </table:table-cell>
          <table:table-cell table:style-name="ce2" table:formula="of:=384817" office:value-type="float" office:value="384817" calcext:value-type="float">
            <text:p>384,817</text:p>
          </table:table-cell>
          <table:table-cell table:style-name="ce2" table:formula="of:=[.G5]-[.G6]" office:value-type="float" office:value="2014" calcext:value-type="float">
            <text:p>2,01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490.9" calcext:value-type="float">
            <text:p>491</text:p>
          </table:table-cell>
          <table:table-cell office:value-type="float" office:value="388.5" calcext:value-type="float">
            <text:p>389</text:p>
          </table:table-cell>
          <table:table-cell office:value-type="float" office:value="12.2" calcext:value-type="float">
            <text:p>12</text:p>
          </table:table-cell>
          <table:table-cell office:value-type="float" office:value="90.2" calcext:value-type="float">
            <text:p>90</text:p>
          </table:table-cell>
          <table:table-cell table:style-name="ce2" table:formula="of:=13+13+15+26+13+13+26+26+13+15+1+1+2+2+1+1+2+2+1+2" office:value-type="float" office:value="188" calcext:value-type="float">
            <text:p>188</text:p>
          </table:table-cell>
          <table:table-cell table:style-name="ce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rule2.2</text:p>
          </table:table-cell>
          <table:table-cell office:value-type="float" office:value="499.2" calcext:value-type="float">
            <text:p>499</text:p>
          </table:table-cell>
          <table:table-cell office:value-type="float" office:value="398.7" calcext:value-type="float">
            <text:p>399</text:p>
          </table:table-cell>
          <table:table-cell office:value-type="float" office:value="12.4" calcext:value-type="float">
            <text:p>12</text:p>
          </table:table-cell>
          <table:table-cell office:value-type="float" office:value="88.1" calcext:value-type="float">
            <text:p>88</text:p>
          </table:table-cell>
          <table:table-cell table:style-name="ce2" table:formula="of:=173" office:value-type="float" office:value="173" calcext:value-type="float">
            <text:p>173</text:p>
          </table:table-cell>
          <table:table-cell table:style-name="ce2" table:formula="of:=[.G7]-[.G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607" calcext:value-type="float">
            <text:p>607</text:p>
          </table:table-cell>
          <table:table-cell office:value-type="float" office:value="500.4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float" office:value="88.6" calcext:value-type="float">
            <text:p>89</text:p>
          </table:table-cell>
          <table:table-cell table:style-name="ce2" table:formula="of:=11+33+30+35+25+19+38+31+22+26+0+2+2+6+4+1+0+0+0+3+0+2+2+6+4+1+0+0+0+3" office:value-type="float" office:value="306" calcext:value-type="float">
            <text:p>306</text:p>
          </table:table-cell>
          <table:table-cell table:style-name="ce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rule2.2</text:p>
          </table:table-cell>
          <table:table-cell office:value-type="float" office:value="605.2" calcext:value-type="float">
            <text:p>605</text:p>
          </table:table-cell>
          <table:table-cell office:value-type="float" office:value="490.7" calcext:value-type="float">
            <text:p>491</text:p>
          </table:table-cell>
          <table:table-cell office:value-type="float" office:value="16.1" calcext:value-type="float">
            <text:p>16</text:p>
          </table:table-cell>
          <table:table-cell office:value-type="float" office:value="98.4" calcext:value-type="float">
            <text:p>98</text:p>
          </table:table-cell>
          <table:table-cell table:style-name="ce2" table:formula="of:=270" office:value-type="float" office:value="270" calcext:value-type="float">
            <text:p>270</text:p>
          </table:table-cell>
          <table:table-cell table:style-name="ce2" table:formula="of:=[.G9]-[.G10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12467" calcext:value-type="float">
            <text:p>12,467</text:p>
          </table:table-cell>
          <table:table-cell office:value-type="float" office:value="441.6" calcext:value-type="float">
            <text:p>442</text:p>
          </table:table-cell>
          <table:table-cell office:value-type="float" office:value="16.8" calcext:value-type="float">
            <text:p>17</text:p>
          </table:table-cell>
          <table:table-cell office:value-type="float" office:value="12008.6" calcext:value-type="float">
            <text:p>12,009</text:p>
          </table:table-cell>
          <table:table-cell table:style-name="ce2" table:formula="of:=17779+3216+19444+24956+26170+17821+29571+21137+22239+26837+1347+1751+1442+1928+1946+1346+2144+1552+1627+1994+1347+1751+1442+1928+1946+1346+2144+1552+1627+1994" office:value-type="float" office:value="243324" calcext:value-type="float">
            <text:p>243,324</text:p>
          </table:table-cell>
          <table:table-cell table:style-name="ce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rule2.2</text:p>
          </table:table-cell>
          <table:table-cell office:value-type="float" office:value="11898.3" calcext:value-type="float">
            <text:p>11,898</text:p>
          </table:table-cell>
          <table:table-cell office:value-type="float" office:value="437" calcext:value-type="float">
            <text:p>437</text:p>
          </table:table-cell>
          <table:table-cell office:value-type="float" office:value="18.6" calcext:value-type="float">
            <text:p>19</text:p>
          </table:table-cell>
          <table:table-cell office:value-type="float" office:value="11442.7" calcext:value-type="float">
            <text:p>11,443</text:p>
          </table:table-cell>
          <table:table-cell table:style-name="ce2" table:formula="of:=229170" office:value-type="float" office:value="229170" calcext:value-type="float">
            <text:p>229,170</text:p>
          </table:table-cell>
          <table:table-cell table:style-name="ce2" table:formula="of:=[.G11]-[.G12]" office:value-type="float" office:value="14154" calcext:value-type="float">
            <text:p>14,15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5440.6" calcext:value-type="float">
            <text:p>15,441</text:p>
          </table:table-cell>
          <table:table-cell office:value-type="float" office:value="437.8" calcext:value-type="float">
            <text:p>438</text:p>
          </table:table-cell>
          <table:table-cell office:value-type="float" office:value="30.3" calcext:value-type="float">
            <text:p>30</text:p>
          </table:table-cell>
          <table:table-cell office:value-type="float" office:value="14972.5" calcext:value-type="float">
            <text:p>14,973</text:p>
          </table:table-cell>
          <table:table-cell table:style-name="ce2" table:formula="of:=21489+27816+23133+29930+31683+21137+35244+25595+26538+32134+1627+2101+1720+2299+2348+1602+2555+1882+1961+2377+1627+2101+1720+2299+2348+1602+2555+1882+1961+2377" office:value-type="float" office:value="315643" calcext:value-type="float">
            <text:p>315,643</text:p>
          </table:table-cell>
          <table:table-cell table:style-name="ce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rule2.2</text:p>
          </table:table-cell>
          <table:table-cell office:value-type="float" office:value="14767" calcext:value-type="float">
            <text:p>14,767</text:p>
          </table:table-cell>
          <table:table-cell office:value-type="float" office:value="418.8" calcext:value-type="float">
            <text:p>419</text:p>
          </table:table-cell>
          <table:table-cell office:value-type="float" office:value="28.7" calcext:value-type="float">
            <text:p>29</text:p>
          </table:table-cell>
          <table:table-cell office:value-type="float" office:value="14319.5" calcext:value-type="float">
            <text:p>14,320</text:p>
          </table:table-cell>
          <table:table-cell table:style-name="ce2" table:formula="of:=274699" office:value-type="float" office:value="274699" calcext:value-type="float">
            <text:p>274,699</text:p>
          </table:table-cell>
          <table:table-cell table:style-name="ce2" table:formula="of:=[.G13]-[.G14]" office:value-type="float" office:value="40944" calcext:value-type="float">
            <text:p>40,94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4343.7" calcext:value-type="float">
            <text:p>14,344</text:p>
          </table:table-cell>
          <table:table-cell office:value-type="float" office:value="422.5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13903.2" calcext:value-type="float">
            <text:p>13,903</text:p>
          </table:table-cell>
          <table:table-cell table:style-name="ce2" table:formula="of:=18124+23660+19830+25466+26691+18138+30115+21514+22674+27348+1347+1751+1442+1928+1946+1346+2144+1552+1627+1994+1627+2101+1720+2299+2348+1602+2555+1882+1961+2377" office:value-type="float" office:value="271109" calcext:value-type="float">
            <text:p>271,109</text:p>
          </table:table-cell>
          <table:table-cell table:style-name="ce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rule2.2</text:p>
          </table:table-cell>
          <table:table-cell office:value-type="float" office:value="13630.3" calcext:value-type="float">
            <text:p>13,630</text:p>
          </table:table-cell>
          <table:table-cell office:value-type="float" office:value="408.4" calcext:value-type="float">
            <text:p>408</text:p>
          </table:table-cell>
          <table:table-cell office:value-type="float" office:value="18.3" calcext:value-type="float">
            <text:p>18</text:p>
          </table:table-cell>
          <table:table-cell office:value-type="float" office:value="13203.6" calcext:value-type="float">
            <text:p>13,204</text:p>
          </table:table-cell>
          <table:table-cell table:style-name="ce2" table:formula="of:=233560" office:value-type="float" office:value="233560" calcext:value-type="float">
            <text:p>233,560</text:p>
          </table:table-cell>
          <table:table-cell table:style-name="ce2" table:formula="of:=[.G15]-[.G16]" office:value-type="float" office:value="37549" calcext:value-type="float">
            <text:p>37,549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28.3188198121948" calcext:value-type="float">
            <text:p>28</text:p>
          </table:table-cell>
          <table:table-cell office:value-type="float" office:value="17.3208288228685" calcext:value-type="float">
            <text:p>17</text:p>
          </table:table-cell>
          <table:table-cell office:value-type="float" office:value="1.63299316185545" calcext:value-type="float">
            <text:p>2</text:p>
          </table:table-cell>
          <table:table-cell office:value-type="float" office:value="21.697158032025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1remove single</text:p>
          </table:table-cell>
          <table:table-cell office:value-type="float" office:value="34.4873567815479" calcext:value-type="float">
            <text:p>34</text:p>
          </table:table-cell>
          <table:table-cell office:value-type="float" office:value="19.9134237248255" calcext:value-type="float">
            <text:p>20</text:p>
          </table:table-cell>
          <table:table-cell office:value-type="float" office:value="1.85292561462497" calcext:value-type="float">
            <text:p>2</text:p>
          </table:table-cell>
          <table:table-cell office:value-type="float" office:value="32.2910376282818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remove pairs</text:p>
          </table:table-cell>
          <table:table-cell office:value-type="float" office:value="31.4367089032339" calcext:value-type="float">
            <text:p>31</text:p>
          </table:table-cell>
          <table:table-cell office:value-type="float" office:value="14.5773797371133" calcext:value-type="float">
            <text:p>15</text:p>
          </table:table-cell>
          <table:table-cell office:value-type="float" office:value="1.54919333848297" calcext:value-type="float">
            <text:p>2</text:p>
          </table:table-cell>
          <table:table-cell office:value-type="float" office:value="26.8661290268786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110.84844508507" calcext:value-type="float">
            <text:p>111</text:p>
          </table:table-cell>
          <table:table-cell office:value-type="float" office:value="29.4618397253125" calcext:value-type="float">
            <text:p>29</text:p>
          </table:table-cell>
          <table:table-cell office:value-type="float" office:value="1.50923085635624" calcext:value-type="float">
            <text:p>2</text:p>
          </table:table-cell>
          <table:table-cell office:value-type="float" office:value="95.1051464900238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1remove single</text:p>
          </table:table-cell>
          <table:table-cell office:value-type="float" office:value="87.5189503288669" calcext:value-type="float">
            <text:p>88</text:p>
          </table:table-cell>
          <table:table-cell office:value-type="float" office:value="27.7466714720483" calcext:value-type="float">
            <text:p>28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65.09147409607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remove pairs</text:p>
          </table:table-cell>
          <table:table-cell office:value-type="float" office:value="133.502559276343" calcext:value-type="float">
            <text:p>134</text:p>
          </table:table-cell>
          <table:table-cell office:value-type="float" office:value="18.9853744878642" calcext:value-type="float">
            <text:p>19</text:p>
          </table:table-cell>
          <table:table-cell office:value-type="float" office:value="1.89736659610103" calcext:value-type="float">
            <text:p>2</text:p>
          </table:table-cell>
          <table:table-cell office:value-type="float" office:value="134.0737773682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23.5015365927895" calcext:value-type="float">
            <text:p>24</text:p>
          </table:table-cell>
          <table:table-cell office:value-type="float" office:value="17.8776707406505" calcext:value-type="float">
            <text:p>18</text:p>
          </table:table-cell>
          <table:table-cell office:value-type="float" office:value="1.98885785202351" calcext:value-type="float">
            <text:p>2</text:p>
          </table:table-cell>
          <table:table-cell office:value-type="float" office:value="8.27042925125413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1remove single</text:p>
          </table:table-cell>
          <table:table-cell office:value-type="float" office:value="20.7656233017724" calcext:value-type="float">
            <text:p>21</text:p>
          </table:table-cell>
          <table:table-cell office:value-type="float" office:value="19.5223518619613" calcext:value-type="float">
            <text:p>20</text:p>
          </table:table-cell>
          <table:table-cell office:value-type="float" office:value="3.47051068928543" calcext:value-type="float">
            <text:p>3</text:p>
          </table:table-cell>
          <table:table-cell office:value-type="float" office:value="4.34101882562659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remove pairs</text:p>
          </table:table-cell>
          <table:table-cell office:value-type="float" office:value="35.7049638628083" calcext:value-type="float">
            <text:p>36</text:p>
          </table:table-cell>
          <table:table-cell office:value-type="float" office:value="30.7428401781979" calcext:value-type="float">
            <text:p>31</text:p>
          </table:table-cell>
          <table:table-cell office:value-type="float" office:value="1.71269767715535" calcext:value-type="float">
            <text:p>2</text:p>
          </table:table-cell>
          <table:table-cell office:value-type="float" office:value="8.55634916954136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33.9345775803318" calcext:value-type="float">
            <text:p>34</text:p>
          </table:table-cell>
          <table:table-cell office:value-type="float" office:value="31.8510421947052" calcext:value-type="float">
            <text:p>32</text:p>
          </table:table-cell>
          <table:table-cell office:value-type="float" office:value="1.76383420737639" calcext:value-type="float">
            <text:p>2</text:p>
          </table:table-cell>
          <table:table-cell office:value-type="float" office:value="3.4705106892854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1remove single</text:p>
          </table:table-cell>
          <table:table-cell office:value-type="float" office:value="39.5918061107486" calcext:value-type="float">
            <text:p>40</text:p>
          </table:table-cell>
          <table:table-cell office:value-type="float" office:value="37.6999852637755" calcext:value-type="float">
            <text:p>38</text:p>
          </table:table-cell>
          <table:table-cell office:value-type="float" office:value="1.95789002074512" calcext:value-type="float">
            <text:p>2</text:p>
          </table:table-cell>
          <table:table-cell office:value-type="float" office:value="7.1094616142465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remove pairs</text:p>
          </table:table-cell>
          <table:table-cell office:value-type="float" office:value="37.3267851400156" calcext:value-type="float">
            <text:p>37</text:p>
          </table:table-cell>
          <table:table-cell office:value-type="float" office:value="33.8298027714552" calcext:value-type="float">
            <text:p>34</text:p>
          </table:table-cell>
          <table:table-cell office:value-type="float" office:value="1.44913767461894" calcext:value-type="float">
            <text:p>1</text:p>
          </table:table-cell>
          <table:table-cell office:value-type="float" office:value="9.912954487269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98.1608657029651" calcext:value-type="float">
            <text:p>98</text:p>
          </table:table-cell>
          <table:table-cell office:value-type="float" office:value="17.9394041769013" calcext:value-type="float">
            <text:p>18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90.5000920809844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1remove single</text:p>
          </table:table-cell>
          <table:table-cell office:value-type="float" office:value="165.212186798271" calcext:value-type="float">
            <text:p>165</text:p>
          </table:table-cell>
          <table:table-cell office:value-type="float" office:value="24.0418616398795" calcext:value-type="float">
            <text:p>24</text:p>
          </table:table-cell>
          <table:table-cell office:value-type="float" office:value="2.36643191323985" calcext:value-type="float">
            <text:p>2</text:p>
          </table:table-cell>
          <table:table-cell office:value-type="float" office:value="152.866717546147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remove pairs</text:p>
          </table:table-cell>
          <table:table-cell office:value-type="float" office:value="213.098334108927" calcext:value-type="float">
            <text:p>213</text:p>
          </table:table-cell>
          <table:table-cell office:value-type="float" office:value="27.1702451630864" calcext:value-type="float">
            <text:p>27</text:p>
          </table:table-cell>
          <table:table-cell office:value-type="float" office:value="6.05896947600094" calcext:value-type="float">
            <text:p>6</text:p>
          </table:table-cell>
          <table:table-cell office:value-type="float" office:value="205.22456534787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54.258945355601" calcext:value-type="float">
            <text:p>154</text:p>
          </table:table-cell>
          <table:table-cell office:value-type="float" office:value="26.7822495113627" calcext:value-type="float">
            <text:p>27</text:p>
          </table:table-cell>
          <table:table-cell office:value-type="float" office:value="8.84496090061077" calcext:value-type="float">
            <text:p>9</text:p>
          </table:table-cell>
          <table:table-cell office:value-type="float" office:value="167.45364200943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1remove single</text:p>
          </table:table-cell>
          <table:table-cell office:value-type="float" office:value="163.286013553587" calcext:value-type="float">
            <text:p>163</text:p>
          </table:table-cell>
          <table:table-cell office:value-type="float" office:value="13.5928902984857" calcext:value-type="float">
            <text:p>14</text:p>
          </table:table-cell>
          <table:table-cell office:value-type="float" office:value="2.75680975041804" calcext:value-type="float">
            <text:p>3</text:p>
          </table:table-cell>
          <table:table-cell office:value-type="float" office:value="159.41782975704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remove pairs</text:p>
          </table:table-cell>
          <table:table-cell office:value-type="float" office:value="237.832807754617" calcext:value-type="float">
            <text:p>238</text:p>
          </table:table-cell>
          <table:table-cell office:value-type="float" office:value="21.431026314409" calcext:value-type="float">
            <text:p>21</text:p>
          </table:table-cell>
          <table:table-cell office:value-type="float" office:value="4.94525586350752" calcext:value-type="float">
            <text:p>5</text:p>
          </table:table-cell>
          <table:table-cell office:value-type="float" office:value="242.896983193379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65.597269166963" calcext:value-type="float">
            <text:p>166</text:p>
          </table:table-cell>
          <table:table-cell office:value-type="float" office:value="15.0941489767835" calcext:value-type="float">
            <text:p>15</text:p>
          </table:table-cell>
          <table:table-cell office:value-type="float" office:value="0.666666666666667" calcext:value-type="float">
            <text:p>1</text:p>
          </table:table-cell>
          <table:table-cell office:value-type="float" office:value="164.642238403961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1remove single</text:p>
          </table:table-cell>
          <table:table-cell office:value-type="float" office:value="132.316329722038" calcext:value-type="float">
            <text:p>132</text:p>
          </table:table-cell>
          <table:table-cell office:value-type="float" office:value="11.8771489283694" calcext:value-type="float">
            <text:p>12</text:p>
          </table:table-cell>
          <table:table-cell office:value-type="float" office:value="1.50554530541816" calcext:value-type="float">
            <text:p>2</text:p>
          </table:table-cell>
          <table:table-cell office:value-type="float" office:value="134.728080055924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remove pairs</text:p>
          </table:table-cell>
          <table:table-cell office:value-type="float" office:value="244.241706330248" calcext:value-type="float">
            <text:p>244</text:p>
          </table:table-cell>
          <table:table-cell office:value-type="float" office:value="11.9368709840095" calcext:value-type="float">
            <text:p>12</text:p>
          </table:table-cell>
          <table:table-cell office:value-type="float" office:value="1.25166555703457" calcext:value-type="float">
            <text:p>1</text:p>
          </table:table-cell>
          <table:table-cell office:value-type="float" office:value="243.081239277919" calcext:value-type="float">
            <text:p>243</text:p>
          </table:table-cell>
          <table:table-cell table:number-columns-repeated="2"/>
        </table:table-row>
      </table:table>
      <table:table table:name="greedy_BJ_sameForEqu" table:style-name="ta1">
        <table:table-column table:style-name="co1" table:number-columns-repeated="1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/>
          <table:table-cell office:value-type="string" calcext:value-type="string">
            <text:p>resultSize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752.2" calcext:value-type="float">
            <text:p>752</text:p>
          </table:table-cell>
          <table:table-cell table:style-name="ce10" table:formula="of:=AVERAGE([.D$3:.D$12])" office:value-type="float" office:value="374.3" calcext:value-type="float">
            <text:p>374</text:p>
          </table:table-cell>
          <table:table-cell table:style-name="ce10" table:formula="of:=AVERAGE([.E$3:.E$12])" office:value-type="float" office:value="12" calcext:value-type="float">
            <text:p>12</text:p>
          </table:table-cell>
          <table:table-cell table:style-name="ce10" table:formula="of:=AVERAGE([.F$3:.F$12])" office:value-type="float" office:value="365.9" calcext:value-type="float">
            <text:p>366</text:p>
          </table:table-cell>
          <table:table-cell table:style-name="ce2"/>
          <table:table-cell table:number-columns-repeated="2" table:style-name="ce11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778" calcext:value-type="float">
            <text:p>778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2940.6" calcext:value-type="float">
            <text:p>2,941</text:p>
          </table:table-cell>
          <table:table-cell table:style-name="ce10" table:formula="of:=AVERAGE([.D$14:.D$23])" office:value-type="float" office:value="395" calcext:value-type="float">
            <text:p>395</text:p>
          </table:table-cell>
          <table:table-cell table:style-name="ce10" table:formula="of:=AVERAGE([.E$14:.E$23])" office:value-type="float" office:value="11.5" calcext:value-type="float">
            <text:p>12</text:p>
          </table:table-cell>
          <table:table-cell table:style-name="ce10" table:formula="of:=AVERAGE([.F$14:.F$23])" office:value-type="float" office:value="2534.1" calcext:value-type="float">
            <text:p>2,534</text:p>
          </table:table-cell>
          <table:table-cell table:style-name="ce2"/>
          <table:table-cell table:style-name="ce11" office:value-type="float" office:value="382803" calcext:value-type="float">
            <text:p>382,803</text:p>
          </table:table-cell>
          <table:table-cell table:style-name="ce2" office:value-type="float" office:value="382803" calcext:value-type="float">
            <text:p>382,80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783" calcext:value-type="float">
            <text:p>783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90.9" calcext:value-type="float">
            <text:p>491</text:p>
          </table:table-cell>
          <table:table-cell table:style-name="ce10" table:formula="of:=AVERAGE([.D$25:.D$34])" office:value-type="float" office:value="388.5" calcext:value-type="float">
            <text:p>389</text:p>
          </table:table-cell>
          <table:table-cell table:style-name="ce10" table:formula="of:=AVERAGE([.E$25:.E$34])" office:value-type="float" office:value="12.2" calcext:value-type="float">
            <text:p>12</text:p>
          </table:table-cell>
          <table:table-cell table:style-name="ce10" table:formula="of:=AVERAGE([.F$25:.F$34])" office:value-type="float" office:value="90.2" calcext:value-type="float">
            <text:p>90</text:p>
          </table:table-cell>
          <table:table-cell table:style-name="ce2"/>
          <table:table-cell table:style-name="ce11" office:value-type="float" office:value="158" calcext:value-type="float">
            <text:p>158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712" calcext:value-type="float">
            <text:p>712</text:p>
          </table:table-cell>
          <table:table-cell office:value-type="float" office:value="366" calcext:value-type="float">
            <text:p>366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607" calcext:value-type="float">
            <text:p>607</text:p>
          </table:table-cell>
          <table:table-cell table:style-name="ce10" table:formula="of:=AVERAGE([.D$36:.D$45])" office:value-type="float" office:value="500.4" calcext:value-type="float">
            <text:p>500</text:p>
          </table:table-cell>
          <table:table-cell table:style-name="ce10" table:formula="of:=AVERAGE([.E$36:.E$45])" office:value-type="float" office:value="18" calcext:value-type="float">
            <text:p>18</text:p>
          </table:table-cell>
          <table:table-cell table:style-name="ce10" table:formula="of:=AVERAGE([.F$36:.F$45])" office:value-type="float" office:value="88.6" calcext:value-type="float">
            <text:p>89</text:p>
          </table:table-cell>
          <table:table-cell table:style-name="ce2"/>
          <table:table-cell table:style-name="ce11" office:value-type="float" office:value="270" calcext:value-type="float">
            <text:p>270</text:p>
          </table:table-cell>
          <table:table-cell table:style-name="ce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712" calcext:value-type="float">
            <text:p>712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12467" calcext:value-type="float">
            <text:p>12,467</text:p>
          </table:table-cell>
          <table:table-cell table:style-name="ce10" table:formula="of:=AVERAGE([.D$47:.D$56])" office:value-type="float" office:value="441.6" calcext:value-type="float">
            <text:p>442</text:p>
          </table:table-cell>
          <table:table-cell table:style-name="ce10" table:formula="of:=AVERAGE([.E$47:.E$56])" office:value-type="float" office:value="16.8" calcext:value-type="float">
            <text:p>17</text:p>
          </table:table-cell>
          <table:table-cell table:style-name="ce10" table:formula="of:=AVERAGE([.F$47:.F$56])" office:value-type="float" office:value="12008.6" calcext:value-type="float">
            <text:p>12,009</text:p>
          </table:table-cell>
          <table:table-cell table:style-name="ce11"/>
          <table:table-cell table:style-name="ce11" office:value-type="float" office:value="229170" calcext:value-type="float">
            <text:p>229,170</text:p>
          </table:table-cell>
          <table:table-cell table:style-name="ce2" office:value-type="float" office:value="229170" calcext:value-type="float">
            <text:p>229,17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776" calcext:value-type="float">
            <text:p>776</text:p>
          </table:table-cell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15440.6" calcext:value-type="float">
            <text:p>15,441</text:p>
          </table:table-cell>
          <table:table-cell table:style-name="ce10" table:formula="of:=AVERAGE([.D$58:.D$67])" office:value-type="float" office:value="437.8" calcext:value-type="float">
            <text:p>438</text:p>
          </table:table-cell>
          <table:table-cell table:style-name="ce10" table:formula="of:=AVERAGE([.E$58:.E$67])" office:value-type="float" office:value="30.3" calcext:value-type="float">
            <text:p>30</text:p>
          </table:table-cell>
          <table:table-cell table:style-name="ce10" table:formula="of:=AVERAGE([.F$58:.F$67])" office:value-type="float" office:value="14972.5" calcext:value-type="float">
            <text:p>14,973</text:p>
          </table:table-cell>
          <table:table-cell table:style-name="ce11"/>
          <table:table-cell table:style-name="ce11" office:value-type="float" office:value="274699" calcext:value-type="float">
            <text:p>274,699</text:p>
          </table:table-cell>
          <table:table-cell table:style-name="ce2" office:value-type="float" office:value="274699" calcext:value-type="float">
            <text:p>274,69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770" calcext:value-type="float">
            <text:p>77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14343.7" calcext:value-type="float">
            <text:p>14,344</text:p>
          </table:table-cell>
          <table:table-cell table:style-name="ce10" table:formula="of:=AVERAGE([.D$69:.D$78])" office:value-type="float" office:value="422.5" calcext:value-type="float">
            <text:p>423</text:p>
          </table:table-cell>
          <table:table-cell table:style-name="ce10" table:formula="of:=AVERAGE([.E$69:.E$78])" office:value-type="float" office:value="18" calcext:value-type="float">
            <text:p>18</text:p>
          </table:table-cell>
          <table:table-cell table:style-name="ce10" table:formula="of:=AVERAGE([.F$69:.F$78])" office:value-type="float" office:value="13903.2" calcext:value-type="float">
            <text:p>13,903</text:p>
          </table:table-cell>
          <table:table-cell table:style-name="ce11"/>
          <table:table-cell table:style-name="ce11" office:value-type="float" office:value="233560" calcext:value-type="float">
            <text:p>233,560</text:p>
          </table:table-cell>
          <table:table-cell table:style-name="ce2" office:value-type="float" office:value="233560" calcext:value-type="float">
            <text:p>233,560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751" calcext:value-type="float">
            <text:p>751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28.3188198121948" calcext:value-type="float">
            <text:p>28</text:p>
          </table:table-cell>
          <table:table-cell table:style-name="ce10" table:formula="of:=STDEV([.D$3:.D$12])" office:value-type="float" office:value="17.3208288228685" calcext:value-type="float">
            <text:p>17</text:p>
          </table:table-cell>
          <table:table-cell table:style-name="ce10" table:formula="of:=STDEV([.E$3:.E$12])" office:value-type="float" office:value="1.63299316185545" calcext:value-type="float">
            <text:p>2</text:p>
          </table:table-cell>
          <table:table-cell table:style-name="ce10" table:formula="of:=STDEV([.F$3:.F$12])" office:value-type="float" office:value="21.697158032025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3228" calcext:value-type="float">
            <text:p>3228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2843" calcext:value-type="float">
            <text:p>2843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110.84844508507" calcext:value-type="float">
            <text:p>111</text:p>
          </table:table-cell>
          <table:table-cell table:style-name="ce10" table:formula="of:=STDEV([.D$14:.D$23])" office:value-type="float" office:value="29.4618397253125" calcext:value-type="float">
            <text:p>29</text:p>
          </table:table-cell>
          <table:table-cell table:style-name="ce10" table:formula="of:=STDEV([.E$14:.E$23])" office:value-type="float" office:value="1.50923085635624" calcext:value-type="float">
            <text:p>2</text:p>
          </table:table-cell>
          <table:table-cell table:style-name="ce10" table:formula="of:=STDEV([.F$14:.F$23])" office:value-type="float" office:value="95.1051464900238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float" office:value="2545" calcext:value-type="float">
            <text:p>2545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23.5015365927895" calcext:value-type="float">
            <text:p>24</text:p>
          </table:table-cell>
          <table:table-cell table:style-name="ce10" table:formula="of:=STDEV([.D$25:.D$34])" office:value-type="float" office:value="17.8776707406505" calcext:value-type="float">
            <text:p>18</text:p>
          </table:table-cell>
          <table:table-cell table:style-name="ce10" table:formula="of:=STDEV([.E$25:.E$34])" office:value-type="float" office:value="1.98885785202351" calcext:value-type="float">
            <text:p>2</text:p>
          </table:table-cell>
          <table:table-cell table:style-name="ce10" table:formula="of:=STDEV([.F$25:.F$34])" office:value-type="float" office:value="8.27042925125413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852" calcext:value-type="float">
            <text:p>2852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2471" calcext:value-type="float">
            <text:p>2471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33.9345775803318" calcext:value-type="float">
            <text:p>34</text:p>
          </table:table-cell>
          <table:table-cell table:style-name="ce10" table:formula="of:=STDEV([.D$36:.D$45])" office:value-type="float" office:value="31.8510421947052" calcext:value-type="float">
            <text:p>32</text:p>
          </table:table-cell>
          <table:table-cell table:style-name="ce10" table:formula="of:=STDEV([.E$36:.E$45])" office:value-type="float" office:value="1.76383420737639" calcext:value-type="float">
            <text:p>2</text:p>
          </table:table-cell>
          <table:table-cell table:style-name="ce10" table:formula="of:=STDEV([.F$36:.F$45])" office:value-type="float" office:value="3.4705106892854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802" calcext:value-type="float">
            <text:p>2802</text:p>
          </table:table-cell>
          <table:table-cell office:value-type="float" office:value="387" calcext:value-type="float">
            <text:p>387</text:p>
          </table:table-cell>
          <table:table-cell office:value-type="float" office:value="11" calcext:value-type="float">
            <text:p>11</text:p>
          </table:table-cell>
          <table:table-cell office:value-type="float" office:value="2404" calcext:value-type="float">
            <text:p>2404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98.1608657029651" calcext:value-type="float">
            <text:p>98</text:p>
          </table:table-cell>
          <table:table-cell table:style-name="ce10" table:formula="of:=STDEV([.D$47:.D$56])" office:value-type="float" office:value="17.9394041769013" calcext:value-type="float">
            <text:p>18</text:p>
          </table:table-cell>
          <table:table-cell table:style-name="ce10" table:formula="of:=STDEV([.E$47:.E$56])" office:value-type="float" office:value="1.03279555898864" calcext:value-type="float">
            <text:p>1</text:p>
          </table:table-cell>
          <table:table-cell table:style-name="ce10" table:formula="of:=STDEV([.F$47:.F$56])" office:value-type="float" office:value="90.5000920809844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3052" calcext:value-type="float">
            <text:p>3052</text:p>
          </table:table-cell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office:value-type="float" office:value="2622" calcext:value-type="float">
            <text:p>2622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154.258945355601" calcext:value-type="float">
            <text:p>154</text:p>
          </table:table-cell>
          <table:table-cell table:style-name="ce10" table:formula="of:=STDEV([.D$58:.D$67])" office:value-type="float" office:value="26.7822495113627" calcext:value-type="float">
            <text:p>27</text:p>
          </table:table-cell>
          <table:table-cell table:style-name="ce10" table:formula="of:=STDEV([.E$58:.E$67])" office:value-type="float" office:value="8.84496090061077" calcext:value-type="float">
            <text:p>9</text:p>
          </table:table-cell>
          <table:table-cell table:style-name="ce10" table:formula="of:=STDEV([.F$58:.F$67])" office:value-type="float" office:value="167.45364200943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614" calcext:value-type="float">
            <text:p>2614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165.597269166963" calcext:value-type="float">
            <text:p>166</text:p>
          </table:table-cell>
          <table:table-cell table:style-name="ce10" table:formula="of:=STDEV([.D$69:.D$78])" office:value-type="float" office:value="15.0941489767835" calcext:value-type="float">
            <text:p>15</text:p>
          </table:table-cell>
          <table:table-cell table:style-name="ce10" table:formula="of:=STDEV([.E$69:.E$78])" office:value-type="float" office:value="0.666666666666667" calcext:value-type="float">
            <text:p>1</text:p>
          </table:table-cell>
          <table:table-cell table:style-name="ce10" table:formula="of:=STDEV([.F$69:.F$78])" office:value-type="float" office:value="164.642238403961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3114" calcext:value-type="float">
            <text:p>3114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2687" calcext:value-type="float">
            <text:p>2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928" calcext:value-type="float">
            <text:p>2928</text:p>
          </table:table-cell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2537" calcext:value-type="float">
            <text:p>2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863" calcext:value-type="float">
            <text:p>2863</text:p>
          </table:table-cell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2448" calcext:value-type="float">
            <text:p>2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796" calcext:value-type="float">
            <text:p>2796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2423" calcext:value-type="float">
            <text:p>2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954" calcext:value-type="float">
            <text:p>2954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2590" calcext:value-type="float">
            <text:p>25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81" calcext:value-type="float">
            <text:p>481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57" calcext:value-type="float">
            <text:p>457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511" calcext:value-type="float">
            <text:p>511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621" calcext:value-type="float">
            <text:p>621</text:p>
          </table:table-cell>
          <table:table-cell office:value-type="float" office:value="509" calcext:value-type="float">
            <text:p>509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89" calcext:value-type="float">
            <text:p>489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496" calcext:value-type="float">
            <text:p>496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539" calcext:value-type="float">
            <text:p>53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649" calcext:value-type="float">
            <text:p>649</text:p>
          </table:table-cell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629" calcext:value-type="float">
            <text:p>629</text:p>
          </table:table-cell>
          <table:table-cell office:value-type="float" office:value="523" calcext:value-type="float">
            <text:p>523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12631" calcext:value-type="float">
            <text:p>12631</text:p>
          </table:table-cell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  <table:table-cell office:value-type="float" office:value="12082" calcext:value-type="float">
            <text:p>12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12644" calcext:value-type="float">
            <text:p>12644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2154" calcext:value-type="float">
            <text:p>12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12523" calcext:value-type="float">
            <text:p>12523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2047" calcext:value-type="float">
            <text:p>1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12356" calcext:value-type="float">
            <text:p>12356</text:p>
          </table:table-cell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office:value-type="float" office:value="11903" calcext:value-type="float">
            <text:p>11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12449" calcext:value-type="float">
            <text:p>12449</text:p>
          </table:table-cell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office:value-type="float" office:value="11995" calcext:value-type="float">
            <text:p>11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12363" calcext:value-type="float">
            <text:p>12363</text:p>
          </table:table-cell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office:value-type="float" office:value="11928" calcext:value-type="float">
            <text:p>11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12605" calcext:value-type="float">
            <text:p>12605</text:p>
          </table:table-cell>
          <table:table-cell office:value-type="float" office:value="427" calcext:value-type="float">
            <text:p>427</text:p>
          </table:table-cell>
          <table:table-cell office:value-type="float" office:value="16" calcext:value-type="float">
            <text:p>16</text:p>
          </table:table-cell>
          <table:table-cell office:value-type="float" office:value="12162" calcext:value-type="float">
            <text:p>12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12477" calcext:value-type="float">
            <text:p>12477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office:value-type="float" office:value="12005" calcext:value-type="float">
            <text:p>12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12447" calcext:value-type="float">
            <text:p>12447</text:p>
          </table:table-cell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office:value-type="float" office:value="11988" calcext:value-type="float">
            <text:p>11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12380" calcext:value-type="float">
            <text:p>12380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1914" calcext:value-type="float">
            <text:p>11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12426" calcext:value-type="float">
            <text:p>12426</text:p>
          </table:table-cell>
          <table:table-cell office:value-type="float" office:value="417" calcext:value-type="float">
            <text:p>417</text:p>
          </table:table-cell>
          <table:table-cell office:value-type="float" office:value="19" calcext:value-type="float">
            <text:p>19</text:p>
          </table:table-cell>
          <table:table-cell office:value-type="float" office:value="11990" calcext:value-type="float">
            <text:p>119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15564" calcext:value-type="float">
            <text:p>15564</text:p>
          </table:table-cell>
          <table:table-cell office:value-type="float" office:value="471" calcext:value-type="float">
            <text:p>471</text:p>
          </table:table-cell>
          <table:table-cell office:value-type="float" office:value="44" calcext:value-type="float">
            <text:p>44</text:p>
          </table:table-cell>
          <table:table-cell office:value-type="float" office:value="15049" calcext:value-type="float">
            <text:p>15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15547" calcext:value-type="float">
            <text:p>15547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15108" calcext:value-type="float">
            <text:p>15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15274" calcext:value-type="float">
            <text:p>15274</text:p>
          </table:table-cell>
          <table:table-cell office:value-type="float" office:value="435" calcext:value-type="float">
            <text:p>435</text:p>
          </table:table-cell>
          <table:table-cell office:value-type="float" office:value="30" calcext:value-type="float">
            <text:p>30</text:p>
          </table:table-cell>
          <table:table-cell office:value-type="float" office:value="14809" calcext:value-type="float">
            <text:p>14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15281" calcext:value-type="float">
            <text:p>15281</text:p>
          </table:table-cell>
          <table:table-cell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  <table:table-cell office:value-type="float" office:value="14766" calcext:value-type="float">
            <text:p>14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15380" calcext:value-type="float">
            <text:p>15380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14956" calcext:value-type="float">
            <text:p>14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15680" calcext:value-type="float">
            <text:p>15680</text:p>
          </table:table-cell>
          <table:table-cell office:value-type="float" office:value="427" calcext:value-type="float">
            <text:p>427</text:p>
          </table:table-cell>
          <table:table-cell office:value-type="float" office:value="31" calcext:value-type="float">
            <text:p>31</text:p>
          </table:table-cell>
          <table:table-cell office:value-type="float" office:value="15222" calcext:value-type="float">
            <text:p>15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15411" calcext:value-type="float">
            <text:p>15411</text:p>
          </table:table-cell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  <table:table-cell office:value-type="float" office:value="14878" calcext:value-type="float">
            <text:p>14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15539" calcext:value-type="float">
            <text:p>15539</text:p>
          </table:table-cell>
          <table:table-cell office:value-type="float" office:value="414" calcext:value-type="float">
            <text:p>414</text:p>
          </table:table-cell>
          <table:table-cell office:value-type="float" office:value="35" calcext:value-type="float">
            <text:p>35</text:p>
          </table:table-cell>
          <table:table-cell office:value-type="float" office:value="15090" calcext:value-type="float">
            <text:p>150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15599" calcext:value-type="float">
            <text:p>15599</text:p>
          </table:table-cell>
          <table:table-cell office:value-type="float" office:value="423" calcext:value-type="float">
            <text:p>423</text:p>
          </table:table-cell>
          <table:table-cell office:value-type="float" office:value="30" calcext:value-type="float">
            <text:p>30</text:p>
          </table:table-cell>
          <table:table-cell office:value-type="float" office:value="15146" calcext:value-type="float">
            <text:p>15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15481" calcext:value-type="float">
            <text:p>15481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14998" calcext:value-type="float">
            <text:p>149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15214" calcext:value-type="float">
            <text:p>15214</text:p>
          </table:table-cell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office:value-type="float" office:value="14752" calcext:value-type="float">
            <text:p>1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4573" calcext:value-type="float">
            <text:p>14573</text:p>
          </table:table-cell>
          <table:table-cell office:value-type="float" office:value="412" calcext:value-type="float">
            <text:p>412</text:p>
          </table:table-cell>
          <table:table-cell office:value-type="float" office:value="19" calcext:value-type="float">
            <text:p>19</text:p>
          </table:table-cell>
          <table:table-cell office:value-type="float" office:value="14142" calcext:value-type="float">
            <text:p>1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4532" calcext:value-type="float">
            <text:p>14532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14083" calcext:value-type="float">
            <text:p>14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4406" calcext:value-type="float">
            <text:p>14406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office:value-type="float" office:value="13971" calcext:value-type="float">
            <text:p>13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4401" calcext:value-type="float">
            <text:p>14401</text:p>
          </table:table-cell>
          <table:table-cell office:value-type="float" office:value="393" calcext:value-type="float">
            <text:p>393</text:p>
          </table:table-cell>
          <table:table-cell office:value-type="float" office:value="17" calcext:value-type="float">
            <text:p>17</text:p>
          </table:table-cell>
          <table:table-cell office:value-type="float" office:value="13991" calcext:value-type="float">
            <text:p>13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4158" calcext:value-type="float">
            <text:p>14158</text:p>
          </table:table-cell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13730" calcext:value-type="float">
            <text:p>13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4226" calcext:value-type="float">
            <text:p>142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13762" calcext:value-type="float">
            <text:p>13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4458" calcext:value-type="float">
            <text:p>14458</text:p>
          </table:table-cell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14009" calcext:value-type="float">
            <text:p>14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4446" calcext:value-type="float">
            <text:p>14446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13996" calcext:value-type="float">
            <text:p>13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4285" calcext:value-type="float">
            <text:p>14285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13858" calcext:value-type="float">
            <text:p>13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4022" calcext:value-type="float">
            <text:p>14022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float" office:value="13579" calcext:value-type="float">
            <text:p>13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4503" calcext:value-type="float">
            <text:p>14503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 office:value-type="float" office:value="14053" calcext:value-type="float">
            <text:p>14053</text:p>
          </table:table-cell>
          <table:table-cell table:number-columns-repeated="9"/>
        </table:table-row>
      </table:table>
      <table:table table:name="greedy_sameForEqu_removePair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AVERAGE([.C$3:.C$12])" office:value-type="float" office:value="704.4" calcext:value-type="float">
            <text:p>704</text:p>
          </table:table-cell>
          <table:table-cell table:style-name="ce10" table:formula="of:=AVERAGE([.D$3:.D$12])" office:value-type="float" office:value="372.5" calcext:value-type="float">
            <text:p>373</text:p>
          </table:table-cell>
          <table:table-cell table:style-name="ce10" table:formula="of:=AVERAGE([.E$3:.E$12])" office:value-type="float" office:value="10.2" calcext:value-type="float">
            <text:p>10</text:p>
          </table:table-cell>
          <table:table-cell table:style-name="ce10" table:formula="of:=AVERAGE([.F$3:.F$12])" office:value-type="float" office:value="321.7" calcext:value-type="float">
            <text:p>322</text:p>
          </table:table-cell>
          <table:table-cell table:style-name="ce2"/>
          <table:table-cell table:style-name="ce11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725" calcext:value-type="float">
            <text:p>725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AVERAGE([.C$14:.C$23])" office:value-type="float" office:value="3638.4" calcext:value-type="float">
            <text:p>3,638</text:p>
          </table:table-cell>
          <table:table-cell table:style-name="ce10" table:formula="of:=AVERAGE([.D$14:.D$23])" office:value-type="float" office:value="385" calcext:value-type="float">
            <text:p>385</text:p>
          </table:table-cell>
          <table:table-cell table:style-name="ce10" table:formula="of:=AVERAGE([.E$14:.E$23])" office:value-type="float" office:value="10.4" calcext:value-type="float">
            <text:p>10</text:p>
          </table:table-cell>
          <table:table-cell table:style-name="ce10" table:formula="of:=AVERAGE([.F$14:.F$23])" office:value-type="float" office:value="3243" calcext:value-type="float">
            <text:p>3,243</text:p>
          </table:table-cell>
          <table:table-cell table:style-name="ce2"/>
          <table:table-cell table:style-name="ce11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AVERAGE([.C$25:.C$34])" office:value-type="float" office:value="499.2" calcext:value-type="float">
            <text:p>499</text:p>
          </table:table-cell>
          <table:table-cell table:style-name="ce10" table:formula="of:=AVERAGE([.D$25:.D$34])" office:value-type="float" office:value="398.7" calcext:value-type="float">
            <text:p>399</text:p>
          </table:table-cell>
          <table:table-cell table:style-name="ce10" table:formula="of:=AVERAGE([.E$25:.E$34])" office:value-type="float" office:value="12.4" calcext:value-type="float">
            <text:p>12</text:p>
          </table:table-cell>
          <table:table-cell table:style-name="ce10" table:formula="of:=AVERAGE([.F$25:.F$34])" office:value-type="float" office:value="88.1" calcext:value-type="float">
            <text:p>88</text:p>
          </table:table-cell>
          <table:table-cell table:style-name="ce2"/>
          <table:table-cell table:style-name="ce11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AVERAGE([.C$36:.C$45])" office:value-type="float" office:value="605.2" calcext:value-type="float">
            <text:p>605</text:p>
          </table:table-cell>
          <table:table-cell table:style-name="ce10" table:formula="of:=AVERAGE([.D$36:.D$45])" office:value-type="float" office:value="490.7" calcext:value-type="float">
            <text:p>491</text:p>
          </table:table-cell>
          <table:table-cell table:style-name="ce10" table:formula="of:=AVERAGE([.E$36:.E$45])" office:value-type="float" office:value="16.1" calcext:value-type="float">
            <text:p>16</text:p>
          </table:table-cell>
          <table:table-cell table:style-name="ce10" table:formula="of:=AVERAGE([.F$36:.F$45])" office:value-type="float" office:value="98.4" calcext:value-type="float">
            <text:p>98</text:p>
          </table:table-cell>
          <table:table-cell table:style-name="ce2"/>
          <table:table-cell table:style-name="ce11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775" calcext:value-type="float">
            <text:p>7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AVERAGE([.C$47:.C$56])" office:value-type="float" office:value="11898.3" calcext:value-type="float">
            <text:p>11,898</text:p>
          </table:table-cell>
          <table:table-cell table:style-name="ce10" table:formula="of:=AVERAGE([.D$47:.D$56])" office:value-type="float" office:value="437" calcext:value-type="float">
            <text:p>437</text:p>
          </table:table-cell>
          <table:table-cell table:style-name="ce10" table:formula="of:=AVERAGE([.E$47:.E$56])" office:value-type="float" office:value="18.6" calcext:value-type="float">
            <text:p>19</text:p>
          </table:table-cell>
          <table:table-cell table:style-name="ce10" table:formula="of:=AVERAGE([.F$47:.F$56])" office:value-type="float" office:value="11442.7" calcext:value-type="float">
            <text:p>11,443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AVERAGE([.C$58:.C$67])" office:value-type="float" office:value="14767" calcext:value-type="float">
            <text:p>14,767</text:p>
          </table:table-cell>
          <table:table-cell table:style-name="ce10" table:formula="of:=AVERAGE([.D$58:.D$67])" office:value-type="float" office:value="418.8" calcext:value-type="float">
            <text:p>419</text:p>
          </table:table-cell>
          <table:table-cell table:style-name="ce10" table:formula="of:=AVERAGE([.E$58:.E$67])" office:value-type="float" office:value="28.7" calcext:value-type="float">
            <text:p>29</text:p>
          </table:table-cell>
          <table:table-cell table:style-name="ce10" table:formula="of:=AVERAGE([.F$58:.F$67])" office:value-type="float" office:value="14319.5" calcext:value-type="float">
            <text:p>14,320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AVERAGE([.C$69:.C$78])" office:value-type="float" office:value="13630.3" calcext:value-type="float">
            <text:p>13,630</text:p>
          </table:table-cell>
          <table:table-cell table:style-name="ce10" table:formula="of:=AVERAGE([.D$69:.D$78])" office:value-type="float" office:value="408.4" calcext:value-type="float">
            <text:p>408</text:p>
          </table:table-cell>
          <table:table-cell table:style-name="ce10" table:formula="of:=AVERAGE([.E$69:.E$78])" office:value-type="float" office:value="18.3" calcext:value-type="float">
            <text:p>18</text:p>
          </table:table-cell>
          <table:table-cell table:style-name="ce10" table:formula="of:=AVERAGE([.F$69:.F$78])" office:value-type="float" office:value="13203.6" calcext:value-type="float">
            <text:p>13,204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684" calcext:value-type="float">
            <text:p>684</text:p>
          </table:table-cell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679" calcext:value-type="float">
            <text:p>679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9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9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9" office:value-type="string" calcext:value-type="string">
            <text:p>Q1</text:p>
          </table:table-cell>
          <table:table-cell table:style-name="ce10" table:formula="of:=STDEV([.C$3:.C$12])" office:value-type="float" office:value="31.4367089032339" calcext:value-type="float">
            <text:p>31</text:p>
          </table:table-cell>
          <table:table-cell table:style-name="ce10" table:formula="of:=STDEV([.D$3:.D$12])" office:value-type="float" office:value="14.5773797371133" calcext:value-type="float">
            <text:p>15</text:p>
          </table:table-cell>
          <table:table-cell table:style-name="ce10" table:formula="of:=STDEV([.E$3:.E$12])" office:value-type="float" office:value="1.54919333848297" calcext:value-type="float">
            <text:p>2</text:p>
          </table:table-cell>
          <table:table-cell table:style-name="ce10" table:formula="of:=STDEV([.F$3:.F$12])" office:value-type="float" office:value="26.8661290268786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3723" calcext:value-type="float">
            <text:p>3723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3338" calcext:value-type="float">
            <text:p>3338</text:p>
          </table:table-cell>
          <table:table-cell/>
          <table:table-cell table:style-name="ce9" office:value-type="string" calcext:value-type="string">
            <text:p>Q2</text:p>
          </table:table-cell>
          <table:table-cell table:style-name="ce10" table:formula="of:=STDEV([.C$14:.C$23])" office:value-type="float" office:value="133.502559276343" calcext:value-type="float">
            <text:p>134</text:p>
          </table:table-cell>
          <table:table-cell table:style-name="ce10" table:formula="of:=STDEV([.D$14:.D$23])" office:value-type="float" office:value="18.9853744878642" calcext:value-type="float">
            <text:p>19</text:p>
          </table:table-cell>
          <table:table-cell table:style-name="ce10" table:formula="of:=STDEV([.E$14:.E$23])" office:value-type="float" office:value="1.89736659610103" calcext:value-type="float">
            <text:p>2</text:p>
          </table:table-cell>
          <table:table-cell table:style-name="ce10" table:formula="of:=STDEV([.F$14:.F$23])" office:value-type="float" office:value="134.0737773682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3529" calcext:value-type="float">
            <text:p>3529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3112" calcext:value-type="float">
            <text:p>3112</text:p>
          </table:table-cell>
          <table:table-cell/>
          <table:table-cell table:style-name="ce9" office:value-type="string" calcext:value-type="string">
            <text:p>Q3</text:p>
          </table:table-cell>
          <table:table-cell table:style-name="ce10" table:formula="of:=STDEV([.C$25:.C$34])" office:value-type="float" office:value="35.7049638628083" calcext:value-type="float">
            <text:p>36</text:p>
          </table:table-cell>
          <table:table-cell table:style-name="ce10" table:formula="of:=STDEV([.D$25:.D$34])" office:value-type="float" office:value="30.7428401781979" calcext:value-type="float">
            <text:p>31</text:p>
          </table:table-cell>
          <table:table-cell table:style-name="ce10" table:formula="of:=STDEV([.E$25:.E$34])" office:value-type="float" office:value="1.71269767715535" calcext:value-type="float">
            <text:p>2</text:p>
          </table:table-cell>
          <table:table-cell table:style-name="ce10" table:formula="of:=STDEV([.F$25:.F$34])" office:value-type="float" office:value="8.55634916954136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3550" calcext:value-type="float">
            <text:p>3550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3169" calcext:value-type="float">
            <text:p>3169</text:p>
          </table:table-cell>
          <table:table-cell/>
          <table:table-cell table:style-name="ce9" office:value-type="string" calcext:value-type="string">
            <text:p>Q4</text:p>
          </table:table-cell>
          <table:table-cell table:style-name="ce10" table:formula="of:=STDEV([.C$36:.C$45])" office:value-type="float" office:value="37.3267851400156" calcext:value-type="float">
            <text:p>37</text:p>
          </table:table-cell>
          <table:table-cell table:style-name="ce10" table:formula="of:=STDEV([.D$36:.D$45])" office:value-type="float" office:value="33.8298027714552" calcext:value-type="float">
            <text:p>34</text:p>
          </table:table-cell>
          <table:table-cell table:style-name="ce10" table:formula="of:=STDEV([.E$36:.E$45])" office:value-type="float" office:value="1.44913767461894" calcext:value-type="float">
            <text:p>1</text:p>
          </table:table-cell>
          <table:table-cell table:style-name="ce10" table:formula="of:=STDEV([.F$36:.F$45])" office:value-type="float" office:value="9.912954487269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3767" calcext:value-type="float">
            <text:p>3767</text:p>
          </table:table-cell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3361" calcext:value-type="float">
            <text:p>3361</text:p>
          </table:table-cell>
          <table:table-cell/>
          <table:table-cell table:style-name="ce9" office:value-type="string" calcext:value-type="string">
            <text:p>Q5</text:p>
          </table:table-cell>
          <table:table-cell table:style-name="ce10" table:formula="of:=STDEV([.C$47:.C$56])" office:value-type="float" office:value="213.098334108927" calcext:value-type="float">
            <text:p>213</text:p>
          </table:table-cell>
          <table:table-cell table:style-name="ce10" table:formula="of:=STDEV([.D$47:.D$56])" office:value-type="float" office:value="27.1702451630864" calcext:value-type="float">
            <text:p>27</text:p>
          </table:table-cell>
          <table:table-cell table:style-name="ce10" table:formula="of:=STDEV([.E$47:.E$56])" office:value-type="float" office:value="6.05896947600094" calcext:value-type="float">
            <text:p>6</text:p>
          </table:table-cell>
          <table:table-cell table:style-name="ce10" table:formula="of:=STDEV([.F$47:.F$56])" office:value-type="float" office:value="205.22456534787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3723" calcext:value-type="float">
            <text:p>3723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3332" calcext:value-type="float">
            <text:p>3332</text:p>
          </table:table-cell>
          <table:table-cell/>
          <table:table-cell table:style-name="ce9" office:value-type="string" calcext:value-type="string">
            <text:p>Q6</text:p>
          </table:table-cell>
          <table:table-cell table:style-name="ce10" table:formula="of:=STDEV([.C$58:.C$67])" office:value-type="float" office:value="237.832807754617" calcext:value-type="float">
            <text:p>238</text:p>
          </table:table-cell>
          <table:table-cell table:style-name="ce10" table:formula="of:=STDEV([.D$58:.D$67])" office:value-type="float" office:value="21.431026314409" calcext:value-type="float">
            <text:p>21</text:p>
          </table:table-cell>
          <table:table-cell table:style-name="ce10" table:formula="of:=STDEV([.E$58:.E$67])" office:value-type="float" office:value="4.94525586350752" calcext:value-type="float">
            <text:p>5</text:p>
          </table:table-cell>
          <table:table-cell table:style-name="ce10" table:formula="of:=STDEV([.F$58:.F$67])" office:value-type="float" office:value="242.896983193379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3510" calcext:value-type="float">
            <text:p>3510</text:p>
          </table:table-cell>
          <table:table-cell office:value-type="float" office:value="348" calcext:value-type="float">
            <text:p>348</text:p>
          </table:table-cell>
          <table:table-cell office:value-type="float" office:value="9" calcext:value-type="float">
            <text:p>9</text:p>
          </table:table-cell>
          <table:table-cell office:value-type="float" office:value="3153" calcext:value-type="float">
            <text:p>3153</text:p>
          </table:table-cell>
          <table:table-cell/>
          <table:table-cell table:style-name="ce9" office:value-type="string" calcext:value-type="string">
            <text:p>Q7</text:p>
          </table:table-cell>
          <table:table-cell table:style-name="ce10" table:formula="of:=STDEV([.C$69:.C$78])" office:value-type="float" office:value="244.241706330248" calcext:value-type="float">
            <text:p>244</text:p>
          </table:table-cell>
          <table:table-cell table:style-name="ce10" table:formula="of:=STDEV([.D$69:.D$78])" office:value-type="float" office:value="11.9368709840095" calcext:value-type="float">
            <text:p>12</text:p>
          </table:table-cell>
          <table:table-cell table:style-name="ce10" table:formula="of:=STDEV([.E$69:.E$78])" office:value-type="float" office:value="1.25166555703457" calcext:value-type="float">
            <text:p>1</text:p>
          </table:table-cell>
          <table:table-cell table:style-name="ce10" table:formula="of:=STDEV([.F$69:.F$78])" office:value-type="float" office:value="243.081239277919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3526" calcext:value-type="float">
            <text:p>3526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3130" calcext:value-type="float">
            <text:p>3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3566" calcext:value-type="float">
            <text:p>3566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3138" calcext:value-type="float">
            <text:p>3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3666" calcext:value-type="float">
            <text:p>3666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268" calcext:value-type="float">
            <text:p>3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924" calcext:value-type="float">
            <text:p>3924</text:p>
          </table:table-cell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3534" calcext:value-type="float">
            <text:p>3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3623" calcext:value-type="float">
            <text:p>3623</text:p>
          </table:table-cell>
          <table:table-cell office:value-type="float" office:value="379" calcext:value-type="float">
            <text:p>379</text:p>
          </table:table-cell>
          <table:table-cell office:value-type="float" office:value="11" calcext:value-type="float">
            <text:p>11</text:p>
          </table:table-cell>
          <table:table-cell office:value-type="float" office:value="3233" calcext:value-type="float">
            <text:p>3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505" calcext:value-type="float">
            <text:p>505</text:p>
          </table:table-cell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455" calcext:value-type="float">
            <text:p>455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92" calcext:value-type="float">
            <text:p>492</text:p>
          </table:table-cell>
          <table:table-cell office:value-type="float" office:value="392" calcext:value-type="float">
            <text:p>39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office:value-type="float" office:value="442" calcext:value-type="float">
            <text:p>44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359" calcext:value-type="float">
            <text:p>359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float" office:value="409" calcext:value-type="float">
            <text:p>409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662" calcext:value-type="float">
            <text:p>662</text:p>
          </table:table-cell>
          <table:table-cell office:value-type="float" office:value="542" calcext:value-type="float">
            <text:p>542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533" calcext:value-type="float">
            <text:p>53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33" calcext:value-type="float">
            <text:p>53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599" calcext:value-type="float">
            <text:p>599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561" calcext:value-type="float">
            <text:p>561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607" calcext:value-type="float">
            <text:p>607</text:p>
          </table:table-cell>
          <table:table-cell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596" calcext:value-type="float">
            <text:p>596</text:p>
          </table:table-cell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12110" calcext:value-type="float">
            <text:p>12110</text:p>
          </table:table-cell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office:value-type="float" office:value="11613" calcext:value-type="float">
            <text:p>11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11794" calcext:value-type="float">
            <text:p>11794</text:p>
          </table:table-cell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office:value-type="float" office:value="11347" calcext:value-type="float">
            <text:p>11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12210" calcext:value-type="float">
            <text:p>12210</text:p>
          </table:table-cell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float" office:value="11744" calcext:value-type="float">
            <text:p>11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12047" calcext:value-type="float">
            <text:p>12047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11540" calcext:value-type="float">
            <text:p>11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11892" calcext:value-type="float">
            <text:p>11892</text:p>
          </table:table-cell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office:value-type="float" office:value="11438" calcext:value-type="float">
            <text:p>11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12063" calcext:value-type="float">
            <text:p>12063</text:p>
          </table:table-cell>
          <table:table-cell office:value-type="float" office:value="423" calcext:value-type="float">
            <text:p>423</text:p>
          </table:table-cell>
          <table:table-cell office:value-type="float" office:value="16" calcext:value-type="float">
            <text:p>16</text:p>
          </table:table-cell>
          <table:table-cell office:value-type="float" office:value="11624" calcext:value-type="float">
            <text:p>11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11551" calcext:value-type="float">
            <text:p>11551</text:p>
          </table:table-cell>
          <table:table-cell office:value-type="float" office:value="387" calcext:value-type="float">
            <text:p>387</text:p>
          </table:table-cell>
          <table:table-cell office:value-type="float" office:value="30" calcext:value-type="float">
            <text:p>30</text:p>
          </table:table-cell>
          <table:table-cell office:value-type="float" office:value="11134" calcext:value-type="float">
            <text:p>11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12068" calcext:value-type="float">
            <text:p>12068</text:p>
          </table:table-cell>
          <table:table-cell office:value-type="float" office:value="425" calcext:value-type="float">
            <text:p>425</text:p>
          </table:table-cell>
          <table:table-cell office:value-type="float" office:value="15" calcext:value-type="float">
            <text:p>15</text:p>
          </table:table-cell>
          <table:table-cell office:value-type="float" office:value="11628" calcext:value-type="float">
            <text:p>116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11610" calcext:value-type="float">
            <text:p>11610</text:p>
          </table:table-cell>
          <table:table-cell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float" office:value="11141" calcext:value-type="float">
            <text:p>11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11780" calcext:value-type="float">
            <text:p>11780</text:p>
          </table:table-cell>
          <table:table-cell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 office:value-type="float" office:value="11330" calcext:value-type="float">
            <text:p>11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11968" calcext:value-type="float">
            <text:p>11968</text:p>
          </table:table-cell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office:value-type="float" office:value="11501" calcext:value-type="float">
            <text:p>1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14940" calcext:value-type="float">
            <text:p>1494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14495" calcext:value-type="float">
            <text:p>1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15161" calcext:value-type="float">
            <text:p>15161</text:p>
          </table:table-cell>
          <table:table-cell office:value-type="float" office:value="406" calcext:value-type="float">
            <text:p>406</text:p>
          </table:table-cell>
          <table:table-cell office:value-type="float" office:value="33" calcext:value-type="float">
            <text:p>33</text:p>
          </table:table-cell>
          <table:table-cell office:value-type="float" office:value="14722" calcext:value-type="float">
            <text:p>14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14603" calcext:value-type="float">
            <text:p>14603</text:p>
          </table:table-cell>
          <table:table-cell office:value-type="float" office:value="476" calcext:value-type="float">
            <text:p>476</text:p>
          </table:table-cell>
          <table:table-cell office:value-type="float" office:value="30" calcext:value-type="float">
            <text:p>30</text:p>
          </table:table-cell>
          <table:table-cell office:value-type="float" office:value="14097" calcext:value-type="float">
            <text:p>140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15091" calcext:value-type="float">
            <text:p>15091</text:p>
          </table:table-cell>
          <table:table-cell office:value-type="float" office:value="419" calcext:value-type="float">
            <text:p>419</text:p>
          </table:table-cell>
          <table:table-cell office:value-type="float" office:value="29" calcext:value-type="float">
            <text:p>29</text:p>
          </table:table-cell>
          <table:table-cell office:value-type="float" office:value="14643" calcext:value-type="float">
            <text:p>14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14908" calcext:value-type="float">
            <text:p>14908</text:p>
          </table:table-cell>
          <table:table-cell office:value-type="float" office:value="406" calcext:value-type="float">
            <text:p>406</text:p>
          </table:table-cell>
          <table:table-cell office:value-type="float" office:value="30" calcext:value-type="float">
            <text:p>30</text:p>
          </table:table-cell>
          <table:table-cell office:value-type="float" office:value="14472" calcext:value-type="float">
            <text:p>14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14475" calcext:value-type="float">
            <text:p>14475</text:p>
          </table:table-cell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14039" calcext:value-type="float">
            <text:p>14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14684" calcext:value-type="float">
            <text:p>14684</text:p>
          </table:table-cell>
          <table:table-cell office:value-type="float" office:value="425" calcext:value-type="float">
            <text:p>425</text:p>
          </table:table-cell>
          <table:table-cell office:value-type="float" office:value="29" calcext:value-type="float">
            <text:p>29</text:p>
          </table:table-cell>
          <table:table-cell office:value-type="float" office:value="14230" calcext:value-type="float">
            <text:p>14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14734" calcext:value-type="float">
            <text:p>14734</text:p>
          </table:table-cell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4306" calcext:value-type="float">
            <text:p>14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14444" calcext:value-type="float">
            <text:p>14444</text:p>
          </table:table-cell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office:value-type="float" office:value="14004" calcext:value-type="float">
            <text:p>14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14741" calcext:value-type="float">
            <text:p>14741</text:p>
          </table:table-cell>
          <table:table-cell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office:value-type="float" office:value="14295" calcext:value-type="float">
            <text:p>14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14829" calcext:value-type="float">
            <text:p>14829</text:p>
          </table:table-cell>
          <table:table-cell office:value-type="float" office:value="411" calcext:value-type="float">
            <text:p>411</text:p>
          </table:table-cell>
          <table:table-cell office:value-type="float" office:value="31" calcext:value-type="float">
            <text:p>31</text:p>
          </table:table-cell>
          <table:table-cell office:value-type="float" office:value="14387" calcext:value-type="float">
            <text:p>1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3847" calcext:value-type="float">
            <text:p>13847</text:p>
          </table:table-cell>
          <table:table-cell office:value-type="float" office:value="406" calcext:value-type="float">
            <text:p>406</text:p>
          </table:table-cell>
          <table:table-cell office:value-type="float" office:value="18" calcext:value-type="float">
            <text:p>18</text:p>
          </table:table-cell>
          <table:table-cell office:value-type="float" office:value="13423" calcext:value-type="float">
            <text:p>13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3910" calcext:value-type="float">
            <text:p>13910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13483" calcext:value-type="float">
            <text:p>13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3403" calcext:value-type="float">
            <text:p>13403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office:value-type="float" office:value="12986" calcext:value-type="float">
            <text:p>12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3435" calcext:value-type="float">
            <text:p>13435</text:p>
          </table:table-cell>
          <table:table-cell office:value-type="float" office:value="415" calcext:value-type="float">
            <text:p>415</text:p>
          </table:table-cell>
          <table:table-cell office:value-type="float" office:value="16" calcext:value-type="float">
            <text:p>16</text:p>
          </table:table-cell>
          <table:table-cell office:value-type="float" office:value="13004" calcext:value-type="float">
            <text:p>1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3219" calcext:value-type="float">
            <text:p>13219</text:p>
          </table:table-cell>
          <table:table-cell office:value-type="float" office:value="397" calcext:value-type="float">
            <text:p>397</text:p>
          </table:table-cell>
          <table:table-cell office:value-type="float" office:value="18" calcext:value-type="float">
            <text:p>18</text:p>
          </table:table-cell>
          <table:table-cell office:value-type="float" office:value="12804" calcext:value-type="float">
            <text:p>12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3790" calcext:value-type="float">
            <text:p>13790</text:p>
          </table:table-cell>
          <table:table-cell office:value-type="float" office:value="397" calcext:value-type="float">
            <text:p>397</text:p>
          </table:table-cell>
          <table:table-cell office:value-type="float" office:value="18" calcext:value-type="float">
            <text:p>18</text:p>
          </table:table-cell>
          <table:table-cell office:value-type="float" office:value="13375" calcext:value-type="float">
            <text:p>13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3673" calcext:value-type="float">
            <text:p>13673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13235" calcext:value-type="float">
            <text:p>13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3543" calcext:value-type="float">
            <text:p>13543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13122" calcext:value-type="float">
            <text:p>13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3913" calcext:value-type="float">
            <text:p>13913</text:p>
          </table:table-cell>
          <table:table-cell office:value-type="float" office:value="417" calcext:value-type="float">
            <text:p>417</text:p>
          </table:table-cell>
          <table:table-cell office:value-type="float" office:value="21" calcext:value-type="float">
            <text:p>21</text:p>
          </table:table-cell>
          <table:table-cell office:value-type="float" office:value="13475" calcext:value-type="float">
            <text:p>13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3518" calcext:value-type="float">
            <text:p>13518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13069" calcext:value-type="float">
            <text:p>13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3899" calcext:value-type="float">
            <text:p>13899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13483" calcext:value-type="float">
            <text:p>1348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analysis.A28:analysis.F4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Overview.A2:Overview.H1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6:22:58.85818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8T10:44:42.843472318</meta:creation-date>
    <dc:date>2023-07-04T16:32:47.756266241</dc:date>
    <meta:editing-duration>PT23H15M48S</meta:editing-duration>
    <meta:editing-cycles>421</meta:editing-cycles>
    <meta:generator>LibreOffice/7.0.4.2$MacOSX_X86_64 LibreOffice_project/dcf040e67528d9187c66b2379df5ea4407429775</meta:generator>
    <meta:document-statistic meta:table-count="4" meta:cell-count="15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b66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6.975cm" svg:y="0.194cm" style:legend-expansion="custom" svg:width="4.855cm" svg:height="1.072cm" style:legend-expansion-aspect-ratio="4.52891791044776" chart:style-name="ch2"/>
        <chart:plot-area chart:style-name="ch3" table:cell-range-address="analysis.A2:analysis.B16 analysis.D2:analysis.D16 analysis.F2:analysis.F16" chart:data-source-has-labels="both" svg:x="0.32cm" svg:y="-0.014cm" svg:width="15.429cm" svg:height="8.638cm">
          <chart:coordinate-region svg:x="1.629cm" svg:y="0.179cm" svg:width="14.12cm" svg:height="5.557cm"/>
          <chart:axis chart:dimension="x" chart:name="primary-x" chart:style-name="ch4" chartooo:axis-type="auto">
            <chartooo:date-scale/>
            <chart:categories table:cell-range-address="analysis.A3:analysis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is.D3:analysis.D16" chart:label-cell-address="analysis.D2:analysis.D2" chart:class="chart:bar">
            <chart:data-point chart:repeated="14"/>
          </chart:series>
          <chart:series chart:style-name="ch8" chart:values-cell-range-address="analysis.F3:analysis.F16" chart:label-cell-address="analysis.F2:analysis.F2" chart:class="chart:bar">
            <chart:data-point chart:style-name="ch9" loext:custom-label-pos-x="0.00112507031689481" loext:custom-label-pos-y="-0.118235359484387"/>
            <chart:data-point chart:style-name="ch9" loext:custom-label-pos-x="-0.00112507031689482" loext:custom-label-pos-y="-0.0941215690632292"/>
            <chart:data-point chart:style-name="ch9" loext:custom-label-pos-x="0.00225014063378962" loext:custom-label-pos-y="-0.162129125458384"/>
            <chart:data-point chart:style-name="ch9" loext:custom-label-pos-x="-0.00337521095068438" loext:custom-label-pos-y="-0.114123791532393"/>
            <chart:data-point chart:style-name="ch9" loext:custom-label-pos-x="-0.00225014063378959" loext:custom-label-pos-y="-0.109456606289588"/>
            <chart:data-point chart:style-name="ch9" loext:custom-label-pos-x="-0.00337521095068438" loext:custom-label-pos-y="-0.0990110012223581"/>
            <chart:data-point chart:style-name="ch9" loext:custom-label-pos-x="-0.00225014063378959" loext:custom-label-pos-y="-0.0813423713745972"/>
            <chart:data-point chart:style-name="ch9" loext:custom-label-pos-x="-0.00562535158447408" loext:custom-label-pos-y="-0.10145571730192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planning time (QPT)</text:p>
                <draw:g>
                  <svg:desc>analysis.D2:analysis.D2</svg:desc>
                </draw:g>
              </table:table-cell>
              <table:table-cell office:value-type="string">
                <text:p>Query execution time (QET)</text:p>
                <draw:g>
                  <svg:desc>analysis.F2:analysi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 Fed4</text:p>
                <text:list>
                  <text:list-item>
                    <text:p>Q1</text:p>
                  </text:list-item>
                  <text:list-item>
                    <text:p>Fed4</text:p>
                  </text:list-item>
                </text:list>
                <draw:g>
                  <svg:desc>analysis.A3:analysis.B16</svg:desc>
                </draw:g>
              </table:table-cell>
              <table:table-cell office:value-type="float" office:value="374.3">
                <text:p>374.3</text:p>
                <draw:g>
                  <svg:desc>analysis.D3:analysis.D16</svg:desc>
                </draw:g>
              </table:table-cell>
              <table:table-cell office:value-type="float" office:value="365.9">
                <text:p>365.9</text:p>
                <draw:g>
                  <svg:desc>analysis.F3:analysis.F16</svg:desc>
                </draw:g>
              </table:table-cell>
            </table:table-row>
            <table:table-row>
              <table:table-cell office:value-type="string">
                <text:p>Q1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372.5">
                <text:p>372.5</text:p>
              </table:table-cell>
              <table:table-cell office:value-type="float" office:value="321.7">
                <text:p>321.7</text:p>
              </table:table-cell>
            </table:table-row>
            <table:table-row>
              <table:table-cell office:value-type="string">
                <text:p>Q2 Fed4</text:p>
                <text:list>
                  <text:list-item>
                    <text:p>Q2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95">
                <text:p>395</text:p>
              </table:table-cell>
              <table:table-cell office:value-type="float" office:value="2534.1">
                <text:p>2534.1</text:p>
              </table:table-cell>
            </table:table-row>
            <table:table-row>
              <table:table-cell office:value-type="string">
                <text:p>Q2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385">
                <text:p>385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Q3 Fed4</text:p>
                <text:list>
                  <text:list-item>
                    <text:p>Q3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88.5">
                <text:p>388.5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Q3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398.7">
                <text:p>398.7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Q4 Fed4</text:p>
                <text:list>
                  <text:list-item>
                    <text:p>Q4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500.4">
                <text:p>500.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Q4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490.7">
                <text:p>490.7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Q5 Fed4</text:p>
                <text:list>
                  <text:list-item>
                    <text:p>Q5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441.6">
                <text:p>441.6</text:p>
              </table:table-cell>
              <table:table-cell office:value-type="float" office:value="12008.6">
                <text:p>12008.6</text:p>
              </table:table-cell>
            </table:table-row>
            <table:table-row>
              <table:table-cell office:value-type="string">
                <text:p>Q5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437">
                <text:p>437</text:p>
              </table:table-cell>
              <table:table-cell office:value-type="float" office:value="11442.7">
                <text:p>11442.7</text:p>
              </table:table-cell>
            </table:table-row>
            <table:table-row>
              <table:table-cell office:value-type="string">
                <text:p>Q6 Fed4</text:p>
                <text:list>
                  <text:list-item>
                    <text:p>Q6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437.8">
                <text:p>437.8</text:p>
              </table:table-cell>
              <table:table-cell office:value-type="float" office:value="14972.5">
                <text:p>14972.5</text:p>
              </table:table-cell>
            </table:table-row>
            <table:table-row>
              <table:table-cell office:value-type="string">
                <text:p>Q6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418.8">
                <text:p>418.8</text:p>
              </table:table-cell>
              <table:table-cell office:value-type="float" office:value="14319.5">
                <text:p>14319.5</text:p>
              </table:table-cell>
            </table:table-row>
            <table:table-row>
              <table:table-cell office:value-type="string">
                <text:p>Q7 Fed4</text:p>
                <text:list>
                  <text:list-item>
                    <text:p>Q7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422.5">
                <text:p>422.5</text:p>
              </table:table-cell>
              <table:table-cell office:value-type="float" office:value="13903.2">
                <text:p>13903.2</text:p>
              </table:table-cell>
            </table:table-row>
            <table:table-row>
              <table:table-cell office:value-type="string">
                <text:p>Q7 Fed4+2rule2.2</text:p>
                <text:list>
                  <text:list-item>
                    <text:p/>
                  </text:list-item>
                  <text:list-item>
                    <text:p>Fed4+2rule2.2</text:p>
                  </text:list-item>
                </text:list>
              </table:table-cell>
              <table:table-cell office:value-type="float" office:value="408.4">
                <text:p>408.4</text:p>
              </table:table-cell>
              <table:table-cell office:value-type="float" office:value="13203.6">
                <text:p>1320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